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Digna's Handwriting" svg:font-family="'Digna's Handwriting'" style:font-pitch="variable"/>
    <style:font-face style:name="Linux Biolinum Keyboard O" svg:font-family="'Linux Biolinum Keyboard O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5.666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ddcdb" officeooo:paragraph-rsid="000ddcdb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ddcdb" officeooo:paragraph-rsid="000ddcdb"/>
    </style:style>
    <style:style style:name="P4" style:family="paragraph" style:parent-style-name="Standard">
      <style:paragraph-properties fo:text-align="end" style:justify-single-word="false"/>
      <style:text-properties style:font-name="Liberation Sans" officeooo:rsid="000ddcdb" officeooo:paragraph-rsid="000ddcdb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ddcdb" officeooo:paragraph-rsid="0013d03e"/>
    </style:style>
    <style:style style:name="P6" style:family="paragraph" style:parent-style-name="Standard">
      <style:text-properties style:font-name="Liberation Sans" officeooo:rsid="000ddcdb" officeooo:paragraph-rsid="000f321b"/>
    </style:style>
    <style:style style:name="P7" style:family="paragraph" style:parent-style-name="Standard">
      <style:text-properties style:font-name="Liberation Sans" officeooo:paragraph-rsid="000ddcdb"/>
    </style:style>
    <style:style style:name="P8" style:family="paragraph" style:parent-style-name="Standard">
      <style:text-properties style:font-name="Liberation Sans" officeooo:rsid="000f321b" officeooo:paragraph-rsid="000f321b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0f321b" officeooo:paragraph-rsid="000f321b"/>
    </style:style>
    <style:style style:name="P10" style:family="paragraph" style:parent-style-name="Standard">
      <style:text-properties style:font-name="Liberation Sans" style:text-underline-style="none" officeooo:rsid="0017eebc" officeooo:paragraph-rsid="00181ad1"/>
    </style:style>
    <style:style style:name="P11" style:family="paragraph" style:parent-style-name="Standard">
      <style:text-properties style:font-name="Liberation Sans" officeooo:rsid="0011d779" officeooo:paragraph-rsid="0011d779"/>
    </style:style>
    <style:style style:name="P12" style:family="paragraph" style:parent-style-name="Standard">
      <style:paragraph-properties fo:text-align="start" style:justify-single-word="false"/>
      <style:text-properties fo:color="#0047ff" style:font-name="Liberation Sans" officeooo:rsid="000f321b" officeooo:paragraph-rsid="000f321b" fo:background-color="#ff3333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Liberation Sans" officeooo:rsid="000ddcdb" officeooo:paragraph-rsid="000ddcdb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style:font-name="Liberation Sans" officeooo:rsid="000ddcdb" officeooo:paragraph-rsid="000ddcdb"/>
    </style:style>
    <style:style style:name="P15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8000" style:font-name="Liberation Sans" officeooo:rsid="000f321b" officeooo:paragraph-rsid="000f321b"/>
    </style:style>
    <style:style style:name="P16" style:family="paragraph" style:parent-style-name="Table_20_Contents">
      <style:text-properties style:font-name="Liberation Sans" officeooo:rsid="001b0308" officeooo:paragraph-rsid="001b0308"/>
    </style:style>
    <style:style style:name="P17" style:family="paragraph" style:parent-style-name="Standard" style:list-style-name="L1">
      <style:text-properties style:font-name="Liberation Sans" officeooo:paragraph-rsid="000ddcdb"/>
    </style:style>
    <style:style style:name="P18" style:family="paragraph" style:parent-style-name="Standard" style:list-style-name="L2">
      <style:text-properties style:font-name="Liberation Sans" officeooo:paragraph-rsid="000ddcdb"/>
    </style:style>
    <style:style style:name="P19" style:family="paragraph" style:parent-style-name="Heading_20_1">
      <style:text-properties style:font-name="Liberation Sans"/>
    </style:style>
    <style:style style:name="P20" style:family="paragraph" style:parent-style-name="Table_20_Contents">
      <style:text-properties style:font-name="Liberation Sans"/>
    </style:style>
    <style:style style:name="P21" style:family="paragraph" style:parent-style-name="Table_20_Contents">
      <style:text-properties style:font-name="Liberation Sans" officeooo:rsid="001b0308" officeooo:paragraph-rsid="001b0308"/>
    </style:style>
    <style:style style:name="T1" style:family="text">
      <style:text-properties officeooo:rsid="000ddcdb"/>
    </style:style>
    <style:style style:name="T2" style:family="text">
      <style:text-properties style:font-name="Bitstream Vera Serif"/>
    </style:style>
    <style:style style:name="T3" style:family="text">
      <style:text-properties style:font-name="Bitstream Vera Serif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f321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d03e"/>
    </style:style>
    <style:style style:name="T10" style:family="text">
      <style:text-properties style:font-size-asian="16pt" style:font-size-complex="16pt"/>
    </style:style>
    <style:style style:name="T11" style:family="text">
      <style:text-properties officeooo:rsid="00181ad1"/>
    </style:style>
    <style:style style:name="T12" style:family="text">
      <style:text-properties officeooo:rsid="001b0308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officeooo:rsid="001b0308"/>
    </style:style>
    <style:style style:name="T15" style:family="text">
      <style:text-properties style:font-name="Digna's Handwriting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Linux Biolinum Keyboard O"/>
    </style:style>
    <style:style style:name="T18" style:family="text">
      <style:text-properties style:font-name="Linux Biolinum Keyboard O" fo:font-size="16pt" style:font-size-asian="16pt" style:font-size-complex="16pt"/>
    </style:style>
    <style:style style:name="T19" style:family="text">
      <style:text-properties style:font-name="Linux Biolinum Keyboard O" style:font-size-asian="16pt" style:font-size-complex="16pt"/>
    </style:style>
    <style:style style:name="T20" style:family="text">
      <style:text-properties style:font-name="Linux Biolinum Keyboard O" fo:font-size="24pt" style:font-size-asian="24pt" style:font-size-complex="24pt"/>
    </style:style>
    <style:style style:name="T21" style:family="text">
      <style:text-properties style:font-name="Linux Biolinum Keyboard O" fo:font-size="20pt" style:font-size-asian="20pt" style:font-size-complex="20pt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officeooo:rsid="001b03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Documatic T<text:span text:style-name="T1">est</text:span></text:h>
      <text:p text:style-name="P1"/>
      <text:p text:style-name="P1">This is a t<text:span text:style-name="T1">est</text:span> <text:s/>of how Documatic can be used to render <text:span text:style-name="T1">data in</text:span> OpenDocument text.</text:p>
      <text:p text:style-name="P1"/>
      <text:p text:style-name="P6">Here are <text:span text:style-name="Ruby_20_Value">data.first</text:span> = Text-fr<text:span text:style-name="T5">o</text:span>m-Ruby. </text:p>
      <text:p text:style-name="P8">Used in single/double quote: '<text:span text:style-name="Ruby_20_Value">data.first</text:span>', “<text:span text:style-name="Ruby_20_Value">data.first</text:span>”, <text:s/>"<text:span text:style-name="Ruby_20_Value">data.first</text:span>", «<text:span text:style-name="Ruby_20_Value">data.first</text:span>».</text:p>
      <text:p text:style-name="P6">Now let's use some formatting.</text:p>
      <text:p text:style-name="P11"><text:span text:style-name="T6">Bold for </text:span><text:span text:style-name="Ruby_20_Value"><text:span text:style-name="T6">data.first</text:span></text:span><text:span text:style-name="T6">,</text:span> <text:span text:style-name="T7">italic for </text:span><text:span text:style-name="Ruby_20_Value"><text:span text:style-name="T7">data.first</text:span></text:span><text:span text:style-name="T7">,</text:span> <text:span text:style-name="T8">underline for </text:span><text:span text:style-name="Ruby_20_Value"><text:span text:style-name="T8">data.first</text:span></text:span><text:span text:style-name="T8">.</text:span></text:p>
      <text:p text:style-name="P10">Now some “fancy” te<text:span text:style-name="T11">s</text:span>t, <text:span text:style-name="T11">let's see if &lt;% and %&gt; are left unchanged; also &lt;%= and %&gt; must be unchanged: </text:span>&lt;% <text:span text:style-name="Ruby_20_Value">data.first</text:span> %&gt;, &lt;%= <text:span text:style-name="Ruby_20_Value">data.first</text:span> %&gt;</text:p>
      <text:h text:style-name="Heading_20_1" text:outline-level="1">Header for <text:span text:style-name="Ruby_20_Value">data.first</text:span></text:h>
      <text:p text:style-name="P2">Left aligned <text:span text:style-name="Ruby_20_Value">data.first</text:span></text:p>
      <text:p text:style-name="P3">Center aligned <text:span text:style-name="Ruby_20_Value">data.first</text:span></text:p>
      <text:p text:style-name="P4">Right aligned <text:span text:style-name="Ruby_20_Value">data.first</text:span></text:p>
      <text:p text:style-name="P12">Text and character backgroud color for <text:span text:style-name="Ruby_20_Value">data.first</text:span></text:p>
      <text:p text:style-name="P15">Text and background color for <text:span text:style-name="Ruby_20_Value">data.first</text:span></text:p>
      <text:p text:style-name="P9"/>
      <text:p text:style-name="P5">Justified alignment <text:span text:style-name="T9">for</text:span> <text:span text:style-name="Ruby_20_Value">data.first</text:span>, again justified <text:span text:style-name="T9">for</text:span> alignment <text:span text:style-name="Ruby_20_Value">data.first</text:span>, more justified alignment <text:span text:style-name="T9">for</text:span> <text:span text:style-name="Ruby_20_Value">data.first</text:span>, once more justified alignment <text:span text:style-name="T9">for</text:span> <text:span text:style-name="Ruby_20_Value">data.first</text:span>, even more justified alignment <text:span text:style-name="T9">for</text:span> <text:span text:style-name="Ruby_20_Value">data.first</text:span>, more and more justified <text:span text:style-name="T9">for</text:span> alignment <text:span text:style-name="Ruby_20_Value">data.first</text:span>, enough <text:s/>justified alignment <text:span text:style-name="T9">for</text:span> <text:span text:style-name="Ruby_20_Value">data.first</text:span>.</text:p>
      <text:p text:style-name="P1"/>
      <text:p text:style-name="P2"><text:span text:style-name="T15">Now changing font for </text:span><text:span text:style-name="Ruby_20_Value"><text:span text:style-name="T15">data.first</text:span></text:span><text:span text:style-name="T15">,</text:span> <text:span text:style-name="T16">font height for </text:span><text:span text:style-name="Ruby_20_Value"><text:span text:style-name="T16">data.first</text:span></text:span><text:span text:style-name="T16">,</text:span> <text:span text:style-name="T21">both for </text:span><text:span text:style-name="Ruby_20_Value"><text:span text:style-name="T21">data.first</text:span></text:span><text:span text:style-name="T21">.</text:span></text:p>
      <text:p text:style-name="P2"/>
      <text:list xml:id="list7452499903196500095" text:style-name="L1">
        <text:list-item>
          <text:p text:style-name="P17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7"><text:span text:style-name="T1">An 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7"><text:span text:style-name="T1">An ordered list with </text:span><text:span text:style-name="Ruby_20_Value"><text:span text:style-name="T1">data.first</text:span></text:span><text:span text:style-name="T1">;</text:span></text:p>
        </text:list-item>
      </text:list>
      <text:p text:style-name="P7"/>
      <text:list xml:id="list8874711456898635083" text:style-name="L2">
        <text:list-item>
          <text:p text:style-name="P18"><text:span text:style-name="T1">An un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8"><text:span text:style-name="T1">An unordered list with </text:span><text:span text:style-name="Ruby_20_Value"><text:span text:style-name="T1">data.first</text:span></text:span><text:span text:style-name="T1">;</text:span></text:p>
        </text:list-item>
        <text:list-item>
          <text:p text:style-name="P18"><text:span text:style-name="T1">An unordered list with </text:span><text:span text:style-name="Ruby_20_Value"><text:span text:style-name="T1">data.first</text:span></text:span><text:span text:style-name="T1">;</text:span></text:p>
        </text:list-item>
      </text:list>
      <text:p text:style-name="P1"/>
      <text:p text:style-name="P14">More margins: <text:span text:style-name="Ruby_20_Value">data.first</text:span></text:p>
      <text:p text:style-name="P13">Less margins: <text:span text:style-name="Ruby_20_Value">data.first</text:span>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16"><text:span text:style-name="T13">Cell with </text:span><text:span text:style-name="Ruby_20_Value"><text:span text:style-name="T13">data.first</text:span></text:span></text:p>
          </table:table-cell>
          <table:table-cell table:style-name="Tabella1.A1" office:value-type="string">
            <text:p text:style-name="P16">Only text</text:p>
          </table:table-cell>
          <table:table-cell table:style-name="Tabella1.C1" office:value-type="string">
            <text:p text:style-name="P20"/>
          </table:table-cell>
        </table:table-row>
        <table:table-row>
          <table:table-cell table:style-name="Tabella1.A2" office:value-type="string">
            <text:p text:style-name="P20"/>
          </table:table-cell>
          <table:table-cell table:style-name="Tabella1.A2" office:value-type="string">
            <text:p text:style-name="Table_20_Contents"><text:span text:style-name="Ruby_20_Value"><text:span text:style-name="T14">data.first</text:span></text:span></text:p>
          </table:table-cell>
          <table:table-cell table:style-name="Tabella1.C2" office:value-type="string">
            <text:p text:style-name="Table_20_Contents"><text:span text:style-name="Ruby_20_Value"><text:span text:style-name="T13">data.first</text:span></text:span><text:span text:style-name="T13"> </text:span><text:span text:style-name="T14">and text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Digna's Handwriting" svg:font-family="'Digna's Handwriting'" style:font-pitch="variable"/>
    <style:font-face style:name="Linux Biolinum Keyboard O" svg:font-family="'Linux Biolinum Keyboard O'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family="'Courier New'" style:font-style-name="Regular" style:font-family-generic="modern" style:font-pitch="fixed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Ruby_20_Literal" style:display-name="Ruby Literal" style:family="text" style:parent-style-name="Ruby_20_Code">
      <style:text-properties fo:color="#3deb3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Documatic Tutorial<text:tab/><text:page-number text:select-page="current">1</text:page-number> of <text:page-count>1</text:page-count><text:tab/><text:span text:style-name="Ruby_20_Value">Time.now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$Build-2</meta:generator>
    <meta:initial-creator>david</meta:initial-creator>
    <meta:creation-date>2007-06-15T00:05:44</meta:creation-date>
    <dc:date>2014-05-14T11:12:13.722087302</dc:date>
    <dc:language>en-AU</dc:language>
    <meta:editing-cycles>18</meta:editing-cycles>
    <meta:editing-duration>PT31M33S</meta:editing-duration>
    <dc:creator>Antonio Liccardo</dc:creator>
    <meta:document-statistic meta:table-count="1" meta:image-count="0" meta:object-count="0" meta:page-count="1" meta:paragraph-count="28" meta:word-count="203" meta:character-count="1368" meta:non-whitespace-character-count="1195"/>
    <meta:user-defined meta:name="Info 1"/>
    <meta:user-defined meta:name="Info 2"/>
    <meta:user-defined meta:name="Info 3"/>
    <meta:user-defined meta:name="Info 4"/>
  </office:meta>
</office:document-meta>
</file>